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24cbe6"/>
    </style:style>
    <style:style style:name="P2" style:family="paragraph" style:parent-style-name="Standard" style:list-style-name="L1">
      <style:text-properties officeooo:rsid="00335ffc" officeooo:paragraph-rsid="0036769a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0d76e4" officeooo:paragraph-rsid="000d76e4"/>
    </style:style>
    <style:style style:name="P8" style:family="paragraph" style:parent-style-name="Standard" style:list-style-name="L1">
      <style:text-properties officeooo:rsid="0006bc31" officeooo:paragraph-rsid="0006bc31"/>
    </style:style>
    <style:style style:name="P9" style:family="paragraph" style:parent-style-name="Standard" style:list-style-name="L1">
      <style:text-properties officeooo:rsid="00189672" officeooo:paragraph-rsid="00193c77"/>
    </style:style>
    <style:style style:name="P10" style:family="paragraph" style:parent-style-name="Standard" style:list-style-name="L1">
      <style:text-properties officeooo:rsid="003671f8" officeooo:paragraph-rsid="003671f8"/>
    </style:style>
    <style:style style:name="P11" style:family="paragraph" style:parent-style-name="Standard" style:list-style-name="L1">
      <style:text-properties officeooo:rsid="00380eb7" officeooo:paragraph-rsid="00380eb7"/>
    </style:style>
    <style:style style:name="T1" style:family="text">
      <style:text-properties officeooo:rsid="0008ea72"/>
    </style:style>
    <style:style style:name="T2" style:family="text">
      <style:text-properties officeooo:rsid="002fe302"/>
    </style:style>
    <style:style style:name="T3" style:family="text">
      <style:text-properties officeooo:rsid="00380e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O (most to least important<text:span text:style-name="T1"> order</text:span>):</text:p>
      <text:list xml:id="list366944236" text:style-name="L1">
        <text:list-item>
          <text:p text:style-name="P10">Add red ring of stupid for spotify popularity</text:p>
        </text:list-item>
        <text:list-item>
          <text:p text:style-name="P2">Add progress bar for search</text:p>
        </text:list-item>
        <text:list-item>
          <text:p text:style-name="P3">Sort events like HW8</text:p>
        </text:list-item>
        <text:list-item>
          <text:p text:style-name="P1">Make the splash screen work</text:p>
        </text:list-item>
        <text:list-item>
          <text:p text:style-name="P4">Update the background color for the ticket status on the details tab</text:p>
        </text:list-item>
        <text:list-item>
          <text:p text:style-name="P4">Make the link marquee work on the details tab</text:p>
        </text:list-item>
        <text:list-item>
          <text:p text:style-name="P6">Make the event title marquee</text:p>
        </text:list-item>
        <text:list-item>
          <text:p text:style-name="P7">Make sure all text marquee works</text:p>
        </text:list-item>
        <text:list-item>
          <text:p text:style-name="P4">Make category rows disappear when they don't find legitimate data</text:p>
        </text:list-item>
        <text:list-item>
          <text:p text:style-name="P8">Add rounded corners to boxes</text:p>
        </text:list-item>
        <text:list-item>
          <text:p text:style-name="P9">Update time to AM/PM</text:p>
        </text:list-item>
        <text:list-item>
          <text:p text:style-name="P11">Delete unused comment c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18:20:42.137000000</dc:date>
    <meta:editing-duration>PT10H27M52S</meta:editing-duration>
    <meta:editing-cycles>4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96" meta:character-count="481" meta:non-whitespace-character-count="410"/>
  </office:meta>
</office:document-meta>
</file>